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2" svg:font-family="Tahoma"/>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fo:background-color="#ffffff">
        <style:background-image/>
      </style:paragraph-properties>
      <style:text-properties fo:color="#000000" fo:font-weight="bold" fo:background-color="transparent" style:font-weight-asian="bold" style:font-weight-complex="bold"/>
    </style:style>
    <style:style style:name="P2" style:family="paragraph" style:parent-style-name="Standard">
      <style:paragraph-properties fo:text-align="center" style:justify-single-word="false" fo:background-color="#ffffff">
        <style:background-image/>
      </style:paragraph-properties>
      <style:text-properties fo:color="#000000" fo:background-color="transparent"/>
    </style:style>
    <style:style style:name="P3" style:family="paragraph" style:parent-style-name="Standard">
      <style:paragraph-properties fo:background-color="#ffffff">
        <style:background-image/>
      </style:paragraph-properties>
      <style:text-properties fo:color="#000000" fo:background-color="transparent"/>
    </style:style>
    <style:style style:name="P4" style:family="paragraph" style:parent-style-name="Standard">
      <style:paragraph-properties fo:background-color="#ffffff">
        <style:background-image/>
      </style:paragraph-properties>
      <style:text-properties fo:color="#000000" style:text-underline-style="none" fo:font-weight="bold" fo:background-color="transparent" style:font-weight-asian="bold" style:font-weight-complex="bold"/>
    </style:style>
    <style:style style:name="P5" style:family="paragraph" style:parent-style-name="Standard">
      <style:paragraph-properties fo:background-color="#ffffff">
        <style:background-image/>
      </style:paragraph-properties>
      <style:text-properties fo:color="#000000" fo:font-weight="bold" fo:background-color="transparent" style:font-weight-asian="bold" style:font-weight-complex="bold"/>
    </style:style>
    <style:style style:name="P6" style:family="paragraph" style:parent-style-name="Standard">
      <style:paragraph-properties fo:margin-left="0in" fo:margin-right="0in" fo:text-indent="0in" style:auto-text-indent="false" fo:background-color="#ffffff">
        <style:background-image/>
      </style:paragraph-properties>
      <style:text-properties fo:color="#000000" style:text-underline-style="none" fo:font-weight="bold" fo:background-color="transparent" style:font-weight-asian="bold" style:font-weight-complex="bold"/>
    </style:style>
    <style:style style:name="P7" style:family="paragraph" style:parent-style-name="Standard">
      <style:paragraph-properties fo:margin-left="0in" fo:margin-right="0in" fo:text-indent="0in" style:auto-text-indent="false" fo:background-color="#ffffff">
        <style:background-image/>
      </style:paragraph-properties>
      <style:text-properties fo:color="#000000" style:text-underline-style="solid" style:text-underline-width="auto" style:text-underline-color="font-color" fo:font-weight="normal" fo:background-color="transparent" style:font-weight-asian="normal" style:font-weight-complex="normal"/>
    </style:style>
    <style:style style:name="P8" style:family="paragraph" style:parent-style-name="Text_20_body" style:list-style-name="L1">
      <style:paragraph-properties fo:margin-top="0in" fo:margin-bottom="0in" fo:background-color="#ffffff">
        <style:background-image/>
      </style:paragraph-properties>
      <style:text-properties fo:color="#000000" style:text-underline-style="none" fo:background-color="transparent"/>
    </style:style>
    <style:style style:name="P9" style:family="paragraph" style:parent-style-name="Text_20_body" style:list-style-name="L1">
      <style:paragraph-properties fo:margin-top="0in" fo:margin-bottom="0in" fo:background-color="#ffffff">
        <style:background-image/>
      </style:paragraph-properties>
    </style:style>
    <style:style style:name="P10" style:family="paragraph" style:parent-style-name="Standard">
      <style:paragraph-properties fo:background-color="#ffffff">
        <style:background-image/>
      </style:paragraph-properties>
      <style:text-properties fo:color="#000000" style:text-underline-style="solid" style:text-underline-width="auto" style:text-underline-color="font-color" fo:font-weight="normal" fo:background-color="transparent" style:font-weight-asian="normal" style:font-weight-complex="normal"/>
    </style:style>
    <style:style style:name="P11" style:family="paragraph" style:parent-style-name="Standard">
      <style:paragraph-properties fo:background-color="#ffffff">
        <style:background-image/>
      </style:paragraph-properties>
      <style:text-properties fo:color="#000000"/>
    </style:style>
    <style:style style:name="P12" style:family="paragraph" style:parent-style-name="Standard">
      <style:paragraph-properties fo:margin-left="0in" fo:margin-right="0in" fo:text-indent="0in" style:auto-text-indent="false" fo:background-color="#ffffff">
        <style:background-image/>
      </style:paragraph-properties>
      <style:text-properties fo:color="#000000" fo:font-weight="normal" fo:background-color="transparent" style:font-weight-asian="normal" style:font-weight-complex="normal"/>
    </style:style>
    <style:style style:name="P13" style:family="paragraph" style:parent-style-name="Standard" style:list-style-name="L2">
      <style:paragraph-properties fo:margin-left="0.4925in" fo:margin-right="0in" fo:text-indent="0in" style:auto-text-indent="false" fo:background-color="#ffffff">
        <style:background-image/>
      </style:paragraph-properties>
      <style:text-properties fo:color="#000000" fo:background-color="transparent"/>
    </style:style>
    <style:style style:name="P14" style:family="paragraph" style:parent-style-name="Standard">
      <style:paragraph-properties fo:margin-left="0in" fo:margin-right="0in" fo:text-indent="0in" style:auto-text-indent="false" fo:background-color="#ffffff">
        <style:background-image/>
      </style:paragraph-properties>
      <style:text-properties fo:color="#000000" fo:background-color="transparent"/>
    </style:style>
    <style:style style:name="P15" style:family="paragraph" style:parent-style-name="Standard">
      <style:paragraph-properties fo:margin-left="0.4925in" fo:margin-right="0in" fo:text-indent="0in" style:auto-text-indent="false" fo:background-color="#ffffff">
        <style:background-image/>
      </style:paragraph-properties>
      <style:text-properties fo:color="#000000" fo:font-weight="normal" fo:background-color="transparent" style:font-weight-asian="normal" style:font-weight-complex="normal"/>
    </style:style>
    <style:style style:name="P16" style:family="paragraph" style:parent-style-name="Standard">
      <style:paragraph-properties fo:margin-left="0.4925in" fo:margin-right="0in" fo:text-indent="0in" style:auto-text-indent="false" fo:background-color="#ffffff">
        <style:background-image/>
      </style:paragraph-properties>
      <style:text-properties fo:color="#000000" fo:background-color="transparent"/>
    </style:style>
    <style:style style:name="P17" style:family="paragraph" style:parent-style-name="Standard" style:list-style-name="L3">
      <style:paragraph-properties fo:margin-left="0.4925in" fo:margin-right="0in" fo:text-indent="0in" style:auto-text-indent="false" fo:background-color="#ffffff">
        <style:background-image/>
      </style:paragraph-properties>
      <style:text-properties fo:color="#000000" fo:background-color="transparent"/>
    </style:style>
    <style:style style:name="T1" style:family="text">
      <style:text-properties fo:color="#000000" style:text-underline-style="none" fo:background-color="transparent"/>
    </style:style>
    <style:style style:name="T2" style:family="text">
      <style:text-properties fo:color="#000000" style:text-underline-style="none" fo:background-color="transparent"/>
    </style:style>
    <style:style style:name="T3" style:family="text">
      <style:text-properties fo:background-color="transparent"/>
    </style:style>
    <style:style style:name="T4" style:family="text">
      <style:text-properties fo:font-size="12pt" fo:background-color="transparent" style:font-size-asian="12pt" style:font-size-complex="12pt"/>
    </style:style>
    <style:style style:name="T5" style:family="text">
      <style:text-properties style:font-name="Times New Roman" fo:font-size="12pt" fo:font-weight="normal" fo:background-color="transparent" style:font-name-asian="Tahoma1" style:font-size-asian="12pt" style:font-weight-asian="normal" style:font-name-complex="Tahoma1" style:font-size-complex="12pt" style:font-weight-complex="normal"/>
    </style:style>
    <style:style style:name="T6" style:family="text">
      <style:text-properties style:font-name="Times New Roman" fo:font-size="12pt" fo:font-weight="normal" fo:background-color="transparent" style:font-name-asian="Tahoma1" style:font-size-asian="12pt" style:font-weight-asian="normal" style:font-name-complex="Tahoma1" style:font-size-complex="12pt" style:font-weight-complex="normal"/>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gration considerations for JPEG(*.jpg/*.jpeg) <text:s/>to JP2 lossless (*.jp2)</text:p>
      <text:p text:style-name="P2">April 10, 2007 </text:p>
      <text:p text:style-name="P2">by Carol Chou</text:p>
      <text:p text:style-name="P3"/>
      <text:p text:style-name="P3">This document provides a brief analysis on whether to migrate JPEG images to JP2 lossless images. <text:s/>The following sections list the applicable migration considerations.</text:p>
      <text:p text:style-name="P4"/>
      <text:p text:style-name="P4">JPEG Obsolescence</text:p>
      <text:p text:style-name="P3">JPEG is still widely used today for producing born digital materials. <text:s/>Most of the digital camera export photos in JPEG formats using the lossy compression. <text:s/>Some high-end digital cameras also provide capabilities to export in RAW, Adobe DNG/TIFF-EP or TIFF formats. Microsoft is pushing for its own HD photo (aka Window Media Photo) format and is planning to push that format to be a standard.</text:p>
      <text:p text:style-name="P3"/>
      <text:p text:style-name="P5">Patent issues with JPEG</text:p>
      <text:p text:style-name="P3">Since 2002, baseline JPEG was under patent threats due to the claimed patent enforcement by Forgent Network. <text:s/>This has resulted in law suits and counter law suits among Forgent and a few dozen companies. <text:s text:c="2"/>In 2006, US patent office reevaluated Forgent's patent and determined Forgent's patent is invalid based on prior art (http://www.groklaw.net/article.php?story=20060526105754880). <text:s/>The Forgent's patent was expired on Oct 2006.</text:p>
      <text:p text:style-name="P3"/>
      <text:p text:style-name="P6">Criteria on using lossless JPEG 2000 as a successor for JPEG</text:p>
      <text:p text:style-name="P7">JP2 (lossless) adoption – slowly taking off, mostly in preservation institutions</text:p>
      <text:list text:style-name="L1">
        <text:list-item>
          <text:p text:style-name="P8">Software: </text:p>
          <text:p text:style-name="P9"><text:span text:style-name="T1">LuraTech, </text:span><text:a xlink:type="simple" xlink:href="javascript:;"><text:span text:style-name="T2">ACDsee, Adobe Photoshop, AlgoVision, Apple Quicktime, Aware, Corel, DocumentSkipper, GeoExpress, ITT, JJ2000, JPEG2000Part5, JPEG2000VerificationModel, Jasper, LeadTools, Migrator2000, PDF, PegasusImaging, SpoolPilot. <text:s/></text:span></text:a></text:p>
          <text:p text:style-name="P9"><text:a xlink:type="simple" xlink:href="javascript:;"><text:span text:style-name="T2">Source: <text:s/>http://www.crc.ricoh.com/~gormish/jpeg2000adoption.html</text:span></text:a></text:p>
        </text:list-item>
        <text:list-item>
          <text:p text:style-name="P9"><text:span text:style-name="T1">Hardware:</text:span><text:a xlink:type="simple" xlink:href="javascript:;"><text:span text:style-name="T2">Barco, DigitalCinemaInitiatives, DigitalRapidsCarbonHD, ITT, Sanyo, ThompsonHDCamera. </text:span></text:a></text:p>
          <text:p text:style-name="P9"><text:a xlink:type="simple" xlink:href="javascript:;"><text:span text:style-name="T2">Source: <text:s/>http://www.crc.ricoh.com/~gormish/jpeg2000adoption.html</text:span></text:a></text:p>
        </text:list-item>
        <text:list-item>
          <text:p text:style-name="P9"><text:a xlink:type="simple" xlink:href="javascript:;"><text:span text:style-name="T2">Institutions: </text:span></text:a></text:p>
          <text:p text:style-name="P9"><text:a xlink:type="simple" xlink:href="javascript:;"><text:span text:style-name="T2">“Many cultural heritage institutions, including the Library of Congress, have migrated to using JPEG 2000 as a service format. <text:s/>Western Michigan University is using JPEG2000 for access to digitized manuscripts; LexisNexis is using JPEG2000 in the maps portion of the U.S. Serials Set digitization program; the Smithsonian Libraries has started converting archival TIFFs to JPEG2000 and is considering use of the standard in the Biodiversity Heritage Library project. There was also discussion of the state of support for JPEG2000 in software systems used by libraries. Insight (Luna) ContentDM (DiMeMa), and Digitool (Ex Libris) can now use JPEG2000 and have deployed server-side transformation to deliver an image to the user within a regular web-browser.” <text:s/></text:span></text:a></text:p>
          <text:p text:style-name="P9"><text:a xlink:type="simple" xlink:href="javascript:;"><text:span text:style-name="T2">Source: from loc.gov</text:span></text:a></text:p>
          <text:p text:style-name="P9"><text:a xlink:type="simple" xlink:href="javascript:;"><text:span text:style-name="T2">Google prints ?</text:span></text:a></text:p>
        </text:list-item>
      </text:list>
      <text:p text:style-name="P3"/>
      <text:p text:style-name="P3">Most popular browsers such as Firefox and IE do not provide plugins for JPEG 2000 yet. <text:s/>Safari supports JP2 format on Mac platform. <text:s/>Quicktime has added the support for rending JP2 images, hence, it is possible to view JP2 images in Firefox by installing Quicktime plug-in. <text:s/>For Linux, a free JPEG 2000 plug-in is available and claims to be compatible with Netscape/Mozilla/Konqueror browsers. <text:s/></text:p>
      <text:p text:style-name="P3">Source: <text:a xlink:type="simple" xlink:href="http://www.digg.com/programming/Beyond_JPEG">http://www.digg.com/programming/Beyond_JPEG</text:a>, http://linuxj2k.org/</text:p>
      <text:p text:style-name="P3"/>
      <text:p text:style-name="P10">Openness of JP2 specification</text:p>
      <text:p text:style-name="P3">JPEG 2000 is an open and standardized ISO specification. <text:s/>The specification can be purchased from the ISO website.</text:p>
      <text:p text:style-name="P3"/>
      <text:p text:style-name="P10">Legal Issues on JPEG 2000</text:p>
      <text:p text:style-name="P11"><text:span text:style-name="T3">Based on the Appendix L of the JPEG 2000 specification, there are seventeen companies who hold patents related to the information in the ISO 15444-1 spec. <text:s/>Part 13 of JPEG 2000 defines a royalty and license-free entry-level JPEG 2000 encoder with widespread application,. <text:s/>The ballot is currently underway. </text:span><text:span text:style-name="T4"><text:s/></text:span><text:span text:style-name="T5">Patent statements would be requested from all existing identified patent holders requesting patent grants under option 2.1 of the patent statement, royalty and license fee free. <text:s/>Source: </text:span><text:a xlink:type="simple" xlink:href="http://isotc.iso.org/livelink/livelink/fetch/2000/2489/Ittf_Home/WhatsNew/SC29WG01PressRelease22.pdf"><text:span text:style-name="T6">http://isotc.iso.org/livelink/livelink/fetch/2000/2489/Ittf_Home/WhatsNew/SC29WG01PressRelease22.pdf</text:span></text:a></text:p>
      <text:p text:style-name="P3"/>
      <text:p text:style-name="P10">Portability of JPEG 2000</text:p>
      <text:p text:style-name="P3">JPEG 2000 is a platform independent format supported by various software in different operating systems.</text:p>
      <text:p text:style-name="P3"/>
      <text:p text:style-name="P10">Format characteristic comparison </text:p>
      <text:p text:style-name="P12"><text:tab/>Characteristic of JPEG</text:p>
      <text:list text:style-name="L2">
        <text:list-item>
          <text:p text:style-name="P13">support for Grey Scale (1 channel) and true color (3 channels, YCbCr).</text:p>
        </text:list-item>
        <text:list-item>
          <text:p text:style-name="P13">support for thumbnails (rarely used).</text:p>
        </text:list-item>
        <text:list-item>
          <text:p text:style-name="P13">support for progressive mode.</text:p>
        </text:list-item>
      </text:list>
      <text:p text:style-name="P14"/>
      <text:p text:style-name="P15">Characteristic of JP2 lossless</text:p>
      <text:p text:style-name="P16">support for Grey Scale and true color (YCbCr and RGB).</text:p>
      <text:list text:style-name="L3">
        <text:list-item>
          <text:p text:style-name="P17">thumbnails are not stored as internal images. <text:s/>Instead, a thumbnail is to be extracted and constructed by reading the first few bytes of the image.</text:p>
        </text:list-item>
        <text:list-item>
          <text:p text:style-name="P17">We only consider lossless compression as the successor for JPEG. </text:p>
        </text:list-item>
        <text:list-item>
          <text:p text:style-name="P17">Support for progressive mode via ROI features.</text:p>
        </text:list-item>
        <text:list-item>
          <text:p text:style-name="P17">JP2 offers a lot more features than JPEG including the inclusion of right information, XML metadata, ...etc</text:p>
        </text:list-item>
      </text:list>
      <text:p text:style-name="P16"/>
      <text:p text:style-name="P6">Conclusion</text:p>
      <text:p text:style-name="P12">JPEG is still an ubiquitous image format widely used in digital cameras and other consumer electronics. <text:s/>It is also still well supported in most browsers, image viewers and image editing software. <text:s/>Despite its popularity, it is an old format which has been under criticism due to its image quality and limitations. <text:s/>JPEG 2000 includes all JPEG features with better quality and additional features. <text:s/>In additions, many institutions are starting to archive JPEG 2000 images or convert images from other image formats into JPEG 2000. <text:s/>The increasing JP2 supports in both software and hardware have made JPEG 2000 an attractive successor for JPEG images.</text:p>
      <text:p text:style-name="P14"/>
      <text:p text:style-name="P14">Nevertheless, the decision to migrate JPEG lies on whether there is an eminent threat to preserving JPEG images. <text:s/>JPEG is still widely supported, yet to become obsolete. <text:s/>The once disturbing patent enforcement by Forgent Network is no longer a threat to JPEG, as the patent has determined to be invalid and has expired. <text:s/>At the time of this writing, there appears to be no urgent need to migrate JPEG to JPEG 2000 im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2" svg:font-family="Tahoma"/>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zh" style:country-asian="TW"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carol</meta:initial-creator>
    <meta:creation-date>2007-03-22T12:01:46</meta:creation-date>
    <dc:creator>carol</dc:creator>
    <dc:date>2007-04-10T12:42:21</dc:date>
    <meta:printed-by>carol</meta:printed-by>
    <meta:print-date>2007-03-29T12:00:41</meta:print-date>
    <dc:language>en-US</dc:language>
    <meta:editing-cycles>183</meta:editing-cycles>
    <meta:editing-duration>P1DT12H23M38S</meta:editing-duration>
    <meta:user-defined meta:name="Info 1"/>
    <meta:user-defined meta:name="Info 2"/>
    <meta:user-defined meta:name="Info 3"/>
    <meta:user-defined meta:name="Info 4"/>
    <meta:document-statistic meta:table-count="0" meta:image-count="0" meta:object-count="0" meta:page-count="2" meta:paragraph-count="41" meta:word-count="848" meta:character-count="5623"/>
  </office:meta>
</office:document-meta>
</file>